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12.8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officeooo:paragraph-rsid="000d48e3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0d48e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0eaba8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officeooo:paragraph-rsid="000d48e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officeooo:paragraph-rsid="000d48e3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paragraph-rsid="000d48e3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officeooo:paragraph-rsid="000d48e3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officeooo:paragraph-rsid="000d48e3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a5be4" officeooo:paragraph-rsid="001a5be4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d2146" officeooo:paragraph-rsid="000d48e3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0eaba8" officeooo:paragraph-rsid="000eaba8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officeooo:paragraph-rsid="000d48e3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officeooo:rsid="001a5be4" officeooo:paragraph-rsid="001a5be4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paragraph-rsid="000d48e3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5" style:family="paragraph" style:parent-style-name="Table_20_Contents">
      <style:text-properties officeooo:rsid="001a5be4" officeooo:paragraph-rsid="001a5be4"/>
    </style:style>
    <style:style style:name="P16" style:family="paragraph" style:parent-style-name="Table_20_Contents">
      <style:text-properties officeooo:paragraph-rsid="001a5be4"/>
    </style:style>
    <style:style style:name="P17" style:family="paragraph" style:parent-style-name="Text_20_body">
      <style:text-properties fo:color="#000000" officeooo:rsid="000ef043" officeooo:paragraph-rsid="000d48e3"/>
    </style:style>
    <style:style style:name="P18" style:family="paragraph" style:parent-style-name="Text_20_body">
      <style:text-properties officeooo:rsid="001a5be4" officeooo:paragraph-rsid="001a5be4"/>
    </style:style>
    <style:style style:name="P19" style:family="paragraph" style:parent-style-name="Text_20_body">
      <style:paragraph-properties fo:margin-top="0.353cm" fo:margin-bottom="0.353cm" loext:contextual-spacing="false" fo:line-height="138%" fo:text-align="justify" style:justify-single-word="false" style:writing-mode="lr-tb"/>
      <style:text-properties fo:color="#000000" officeooo:paragraph-rsid="000f60f8"/>
    </style:style>
    <style:style style:name="P2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0d48e3"/>
    </style:style>
    <style:style style:name="P21" style:family="paragraph" style:parent-style-name="Heading_20_2">
      <style:text-properties fo:color="#000000" officeooo:paragraph-rsid="000d48e3"/>
    </style:style>
    <style:style style:name="P22" style:family="paragraph" style:parent-style-name="Heading_20_2">
      <style:text-properties fo:color="#000000" officeooo:rsid="001a5be4" officeooo:paragraph-rsid="001a5be4"/>
    </style:style>
    <style:style style:name="P23" style:family="paragraph" style:parent-style-name="Heading_20_2">
      <style:paragraph-properties fo:text-align="center" style:justify-single-word="false"/>
      <style:text-properties fo:color="#000000" officeooo:rsid="001a5be4" officeooo:paragraph-rsid="001a5be4"/>
    </style:style>
    <style:style style:name="P24" style:family="paragraph" style:parent-style-name="Heading_20_2">
      <style:text-properties officeooo:paragraph-rsid="001be354"/>
    </style:style>
    <style:style style:name="P25" style:family="paragraph" style:parent-style-name="Heading_20_2">
      <style:paragraph-properties fo:break-before="page"/>
      <style:text-properties fo:color="#000000" officeooo:paragraph-rsid="000d48e3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4pt" fo:language="ru" fo:country="RU" officeooo:rsid="001cddf9" style:font-size-asian="14pt" style:language-asian="ru" style:country-asian="RU" style:font-name-complex="Times New Roman2" style:font-size-complex="12pt" style:language-complex="ar" style:country-complex="SA"/>
    </style:style>
    <style:style style:name="P28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20d3cb"/>
    </style:style>
    <style:style style:name="P29" style:family="paragraph" style:parent-style-name="Preformatted_20_Text">
      <style:paragraph-properties fo:margin-left="0cm" fo:margin-right="0cm" fo:margin-top="0.353cm" fo:margin-bottom="0.353cm" loext:contextual-spacing="false" fo:line-height="15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3dc504" officeooo:paragraph-rsid="001be354" style:text-blinking="false" fo:background-color="transparent" style:font-size-asian="14pt" style:language-asian="ru" style:country-asian="RU" style:font-name-complex="Times New Roman2" style:font-size-complex="12pt" style:language-complex="ar" style:country-complex="SA"/>
    </style:style>
    <style:style style:name="P3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officeooo:paragraph-rsid="000d48e3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margin-top="0.353cm" fo:margin-bottom="0.353cm" loext:contextual-spacing="false" fo:line-height="15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3dc504" officeooo:paragraph-rsid="001be354" style:text-blinking="false" fo:background-color="transparent" style:font-size-asian="14pt" style:language-asian="ru" style:country-asian="RU" style:font-name-complex="Times New Roman2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 New Roman" fo:font-size="14pt" fo:language="ru" fo:country="RU" officeooo:rsid="0011ddc4" officeooo:paragraph-rsid="001be354" style:font-size-asian="14pt" style:language-asian="ru" style:country-asian="RU" style:font-name-complex="Times New Roman2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 New Roman" fo:font-size="14pt" fo:language="ru" fo:country="RU" officeooo:rsid="0011ddc4" officeooo:paragraph-rsid="0020a6c7" style:font-size-asian="14pt" style:language-asian="ru" style:country-asian="RU" style:font-name-complex="Times New Roman2" style:font-size-complex="12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a5be4" officeooo:paragraph-rsid="001a5be4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20d3cb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ef043" officeooo:paragraph-rsid="001be354" style:font-size-asian="14pt" style:language-asian="ru" style:country-asian="RU" style:font-name-complex="Times New Roman2" style:font-size-complex="12pt" style:language-complex="ar" style:country-complex="SA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Text_20_body">
      <style:paragraph-properties fo:margin-top="0.353cm" fo:margin-bottom="0.35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0f60f8" style:text-blinking="false" fo:background-color="transparent" style:font-size-asian="14pt" style:language-asian="ru" style:country-asian="RU" style:font-name-complex="Times New Roman2" style:font-size-complex="12pt" style:language-complex="ar" style:country-complex="SA"/>
    </style:style>
    <style:style style:name="P39" style:family="paragraph" style:parent-style-name="Text_20_body">
      <style:text-properties fo:color="#000000" officeooo:rsid="001a5be4" officeooo:paragraph-rsid="001a5be4"/>
    </style:style>
    <style:style style:name="P40" style:family="paragraph" style:parent-style-name="Листинг">
      <style:text-properties style:font-name="Times New Roman" fo:font-size="14pt" fo:language="ru" fo:country="RU" officeooo:rsid="003da6d5" officeooo:paragraph-rsid="001be354" style:font-size-asian="14pt" style:language-asian="ru" style:country-asian="RU" style:font-name-complex="Times New Roman2" style:font-size-complex="12pt" style:language-complex="ar" style:country-complex="SA"/>
    </style:style>
    <style:style style:name="P41" style:family="paragraph" style:parent-style-name="Листинг">
      <style:text-properties style:font-name="Times New Roman" fo:font-size="14pt" fo:language="ru" fo:country="RU" officeooo:rsid="003dc504" officeooo:paragraph-rsid="001be354" style:font-size-asian="14pt" style:language-asian="ru" style:country-asian="RU" style:font-name-complex="Times New Roman2" style:font-size-complex="12pt" style:language-complex="ar" style:country-complex="SA"/>
    </style:style>
    <style:style style:name="P42" style:family="paragraph" style:parent-style-name="Листинг">
      <style:text-properties style:font-name="Times New Roman" fo:font-size="14pt" fo:language="ru" fo:country="RU" officeooo:rsid="003dc504" officeooo:paragraph-rsid="001cddf9" style:font-size-asian="14pt" style:language-asian="ru" style:country-asian="RU" style:font-name-complex="Times New Roman2" style:font-size-complex="12pt" style:language-complex="ar" style:country-complex="SA"/>
    </style:style>
    <style:style style:name="P43" style:family="paragraph" style:parent-style-name="Листинг">
      <style:text-properties style:font-name="Times New Roman" fo:font-size="14pt" fo:language="ru" fo:country="RU" officeooo:rsid="001cddf9" officeooo:paragraph-rsid="001da496" style:font-size-asian="14pt" style:language-asian="ru" style:country-asian="RU" style:font-name-complex="Times New Roman2" style:font-size-complex="12pt" style:language-complex="ar" style:country-complex="SA"/>
    </style:style>
    <style:style style:name="P44" style:family="paragraph" style:parent-style-name="Листинг">
      <style:text-properties fo:color="#000000" officeooo:paragraph-rsid="001be354"/>
    </style:style>
    <style:style style:name="T1" style:family="text">
      <style:text-properties officeooo:rsid="0046c288"/>
    </style:style>
    <style:style style:name="T2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3d2146" fo:background-color="transparent" loext:char-shading-value="0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officeooo:rsid="001ae765" style:font-size-asian="14pt" style:language-asian="ru" style:country-asian="RU" style:font-style-asian="normal" style:font-name-complex="Times New Roman2" style:font-size-complex="12pt" style:language-complex="ar" style:country-complex="SA" style:font-style-complex="normal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officeooo:rsid="003d2146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officeooo:rsid="001a5be4"/>
    </style:style>
    <style:style style:name="T11" style:family="text">
      <style:text-properties fo:color="#000000" officeooo:rsid="001cddf9"/>
    </style:style>
    <style:style style:name="T12" style:family="text">
      <style:text-properties fo:color="#000000" officeooo:rsid="001d7e3d"/>
    </style:style>
    <style:style style:name="T13" style:family="text">
      <style:text-properties fo:color="#000000" officeooo:rsid="001da496"/>
    </style:style>
    <style:style style:name="T14" style:family="text">
      <style:text-properties fo:color="#000000" officeooo:rsid="001ed12d"/>
    </style:style>
    <style:style style:name="T15" style:family="text">
      <style:text-properties fo:color="#000000" style:font-name="Times New Roman" fo:font-size="14pt" fo:language="ru" fo:country="RU" fo:font-style="normal" officeooo:rsid="001ae765" style:font-size-asian="14pt" style:language-asian="ru" style:country-asian="RU" style:font-style-asian="normal" style:font-name-complex="Times New Roman2" style:font-size-complex="12pt" style:language-complex="ar" style:country-complex="SA" style:font-style-complex="normal"/>
    </style:style>
    <style:style style:name="T16" style:family="text">
      <style:text-properties fo:color="#000000" style:font-name="Times New Roman" fo:font-size="14pt" fo:language="ru" fo:country="RU" fo:font-style="normal" officeooo:rsid="0011ddc4" style:font-size-asian="14pt" style:language-asian="ru" style:country-asian="RU" style:font-style-asian="normal" style:font-name-complex="Times New Roman2" style:font-size-complex="12pt" style:language-complex="ar" style:country-complex="SA" style:font-style-complex="normal"/>
    </style:style>
    <style:style style:name="T17" style:family="text">
      <style:text-properties fo:color="#000000" style:font-name="Times New Roman" fo:font-size="14pt" fo:language="ru" fo:country="RU" fo:font-style="normal" officeooo:rsid="0020d3cb" style:font-size-asian="14pt" style:language-asian="ru" style:country-asian="RU" style:font-style-asian="normal" style:font-name-complex="Times New Roman2" style:font-size-complex="12pt" style:language-complex="ar" style:country-complex="SA" style:font-style-complex="normal"/>
    </style:style>
    <style:style style:name="T18" style:family="text">
      <style:text-properties fo:color="#000000" style:font-name="Times New Roman" fo:font-size="14pt" fo:language="ru" fo:country="RU" fo:font-style="normal" officeooo:rsid="001ae765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19" style:family="text">
      <style:text-properties fo:color="#000000" style:font-name="Times New Roman" fo:font-size="14pt" fo:language="ru" fo:country="RU" fo:font-style="normal" officeooo:rsid="0020d3cb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20" style:family="text">
      <style:text-properties fo:color="#000000" style:font-name="Times New Roman" fo:font-size="14pt" fo:language="ru" fo:country="RU" officeooo:rsid="001cddf9" style:font-size-asian="14pt" style:language-asian="ru" style:country-asian="RU" style:font-name-complex="Times New Roman2" style:font-size-complex="12pt" style:language-complex="ar" style:country-complex="SA"/>
    </style:style>
    <style:style style:name="T21" style:family="text">
      <style:text-properties fo:color="#000000" style:font-name="Times New Roman" fo:font-size="14pt" fo:language="ru" fo:country="RU" officeooo:rsid="0020d3cb" style:font-size-asian="14pt" style:language-asian="ru" style:country-asian="RU" style:font-name-complex="Times New Roman2" style:font-size-complex="12pt" style:language-complex="ar" style:country-complex="SA"/>
    </style:style>
    <style:style style:name="T22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style:font-name="Times New Roman" fo:font-size="14pt" fo:language="ru" fo:country="RU" officeooo:rsid="003bd50f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3dc504" style:text-blinking="false" fo:background-color="transparent" loext:char-shading-value="0" style:font-size-asian="14pt" style:language-asian="ru" style:country-asian="RU" style:font-name-complex="Times New Roman2" style:font-size-complex="12pt" style:language-complex="ar" style:country-complex="SA"/>
    </style:style>
    <style:style style:name="T25" style:family="text">
      <style:text-properties fo:font-variant="normal" fo:text-transform="none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loext:char-shading-value="0" style:font-size-asian="14pt" style:language-asian="ru" style:country-asian="RU" style:font-name-complex="Times New Roman2" style:font-size-complex="12pt" style:language-complex="ar" style:country-complex="SA"/>
    </style:style>
    <style:style style:name="T26" style:family="text">
      <style:text-properties fo:font-variant="normal" fo:text-transform="none" style:text-line-through-style="none" style:text-line-through-type="none" style:font-name="Times New Roman" fo:font-size="14pt" fo:language="ru" fo:country="RU" fo:font-style="normal" style:text-underline-style="none" fo:font-weight="normal" officeooo:rsid="000f60f8" style:text-blinking="false" fo:background-color="transparent" loext:char-shading-value="0" style:font-size-asian="14pt" style:language-asian="ru" style:country-asian="RU" style:font-name-complex="Times New Roman2" style:font-size-complex="12pt" style:language-complex="ar" style:country-complex="SA"/>
    </style:style>
    <style:style style:name="T27" style:family="text">
      <style:text-properties fo:font-variant="normal" fo:text-transform="none" style:text-line-through-style="none" style:text-line-through-type="none" style:font-name="Times New Roman" fo:font-size="14pt" fo:language="ru" fo:country="RU" fo:font-style="normal" style:text-underline-style="none" fo:font-weight="normal" officeooo:rsid="003d2146" style:text-blinking="false" fo:background-color="transparent" loext:char-shading-value="0" style:font-size-asian="14pt" style:language-asian="ru" style:country-asian="RU" style:font-name-complex="Times New Roman2" style:font-size-complex="12pt" style:language-complex="ar" style:country-complex="SA"/>
    </style:style>
    <style:style style:name="T28" style:family="text">
      <style:text-properties officeooo:rsid="003d2146"/>
    </style:style>
    <style:style style:name="T29" style:family="text">
      <style:text-properties officeooo:rsid="003dc504"/>
    </style:style>
    <style:style style:name="T30" style:family="text">
      <style:text-properties officeooo:rsid="003da6d5"/>
    </style:style>
    <style:style style:name="T31" style:family="text">
      <style:text-properties officeooo:rsid="001be354"/>
    </style:style>
    <style:style style:name="T32" style:family="text">
      <style:text-properties officeooo:rsid="001cddf9"/>
    </style:style>
    <style:style style:name="T33" style:family="text">
      <style:text-properties fo:color="#c0c0c0"/>
    </style:style>
    <style:style style:name="T34" style:family="text">
      <style:text-properties fo:color="#c0c0c0" style:font-name="Times New Roman" fo:font-size="14pt" fo:language="ru" fo:country="RU" officeooo:rsid="001cddf9" style:font-size-asian="14pt" style:language-asian="ru" style:country-asian="RU" style:font-name-complex="Times New Roman2" style:font-size-complex="12pt" style:language-complex="ar" style:country-complex="SA"/>
    </style:style>
    <style:style style:name="T35" style:family="text">
      <style:text-properties fo:color="#c0c0c0" style:font-name="Times New Roman" fo:font-size="14pt" fo:language="ru" fo:country="RU" fo:font-style="normal" officeooo:rsid="001ae765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36" style:family="text">
      <style:text-properties fo:color="#c0c0c0" fo:font-style="normal" officeooo:rsid="001ae765" style:font-style-asian="normal" style:font-size-complex="14pt" style:font-style-complex="normal"/>
    </style:style>
    <style:style style:name="T37" style:family="text">
      <style:text-properties fo:color="#ffff55"/>
    </style:style>
    <style:style style:name="T38" style:family="text">
      <style:text-properties fo:color="#ff55ff"/>
    </style:style>
    <style:style style:name="T39" style:family="text">
      <style:text-properties fo:font-style="normal" officeooo:rsid="001ae765" style:font-style-asian="normal" style:font-size-complex="14pt" style:font-style-complex="normal"/>
    </style:style>
    <style:style style:name="T40" style:family="text">
      <style:text-properties fo:font-style="normal" officeooo:rsid="0020d3cb" style:font-style-asian="normal" style:font-size-complex="14pt" style:font-style-complex="normal"/>
    </style:style>
    <style:style style:name="T41" style:family="text">
      <style:text-properties officeooo:rsid="001ae765"/>
    </style:style>
    <style:style style:name="T42" style:family="text">
      <style:text-properties officeooo:rsid="0020d3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ак</text:span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6">Кафедра МО ЭВМ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20"><text:span text:style-name="Book_20_Title"><text:span text:style-name="T2">отчет</text:span></text:span></text:p>
      <text:p text:style-name="P2"><text:span text:style-name="T3">по лабораторной работе №</text:span><text:span text:style-name="T4">1</text:span></text:p>
      <text:p text:style-name="P3"><text:span text:style-name="T3">по дисциплине «</text:span><text:span text:style-name="T5">АЛГОРИТМЫ И СТРУКТУРЫ ДАННЫХ</text:span><text:span text:style-name="T3">»</text:span></text:p>
      <text:p text:style-name="P35"><text:span text:style-name="Book_20_Title"><text:span text:style-name="T22">Тема: </text:span></text:span><text:span text:style-name="Book_20_Title"><text:span text:style-name="T23">Программирование рекурсивных алгоритмов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7">Студент гр. </text:span><text:span text:style-name="T8">930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<text:span text:style-name="T1">Халилов</text:span> <text:span text:style-name="T1">Ш</text:span>.<text:span text:style-name="T1">А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Филатов А.Ю.</text:p>
          </table:table-cell>
        </table:table-row>
      </table:table>
      <text:p text:style-name="P8"/>
      <text:p text:style-name="P8"/>
      <text:p text:style-name="P8">Санкт-Петербург</text:p>
      <text:p text:style-name="P14">20<text:span text:style-name="T28">20</text:span></text:p>
      <text:h text:style-name="P25" text:outline-level="2">Цель работы.</text:h>
      <text:p text:style-name="P19"><text:span text:style-name="T25">Реализовать рекурсивный алгоритм для нахождения </text:span><text:span text:style-name="T26">самой</text:span><text:span text:style-name="T27"> длинн</text:span><text:span text:style-name="T26">ой</text:span><text:span text:style-name="T27"> подстрока палиндрома</text:span></text:p>
      <text:p text:style-name="P17"/>
      <text:h text:style-name="P21" text:outline-level="2">Задание.</text:h>
      <text:p text:style-name="P38">Реализовать рекурсивно функцию, определяющую для заданной строки длину самой длинной подстроки, являющейся палиндромом.</text:p>
      <text:h text:style-name="P24" text:outline-level="2"><text:span text:style-name="T9">Основные теоретические положения.</text:span></text:h>
      <text:p text:style-name="P28"><text:span text:style-name="T17"><text:tab/></text:span><text:span text:style-name="T18">Рекурсивный</text:span><text:span text:style-name="T35"> </text:span><text:span text:style-name="T18">-</text:span><text:span text:style-name="T35"> </text:span><text:span text:style-name="T18">это</text:span><text:span text:style-name="T35"> </text:span><text:span text:style-name="T18">объект,</text:span><text:span text:style-name="T35"> </text:span><text:span text:style-name="T18">который</text:span><text:span text:style-name="T35"> </text:span><text:span text:style-name="T18">содержит</text:span><text:span text:style-name="T35"> </text:span><text:span text:style-name="T18">сам</text:span><text:span text:style-name="T35"> </text:span><text:span text:style-name="T18">себя</text:span><text:span text:style-name="T35"> </text:span><text:span text:style-name="T18">или</text:span><text:span text:style-name="T35"> </text:span><text:span text:style-name="T18">определяется</text:span><text:span text:style-name="T35"> </text:span><text:span text:style-name="T18">с</text:span><text:span text:style-name="T35"> </text:span><text:span text:style-name="T18">помощью</text:span><text:span text:style-name="T35"> </text:span><text:span text:style-name="T18">самого</text:span><text:span text:style-name="T35"> </text:span><text:span text:style-name="T18">себя.</text:span><text:span text:style-name="T35"> </text:span><text:span text:style-name="T18">Сила</text:span><text:span text:style-name="T35"> </text:span><text:span text:style-name="T18">рекурсии</text:span><text:span text:style-name="T35"> </text:span><text:span text:style-name="T18">заключается</text:span><text:span text:style-name="T35"> </text:span><text:span text:style-name="T18">в</text:span><text:span text:style-name="T35"> </text:span><text:span text:style-name="T18">том,</text:span><text:span text:style-name="T35"> </text:span><text:span text:style-name="T18">что</text:span><text:span text:style-name="T35"> </text:span><text:span text:style-name="T18">она</text:span><text:span text:style-name="T35"> </text:span><text:span text:style-name="T18">позволяет</text:span><text:span text:style-name="T35"> </text:span><text:span text:style-name="T18">вам</text:span><text:span text:style-name="T35"> </text:span><text:span text:style-name="T18">определять</text:span><text:span text:style-name="T35"> </text:span><text:span text:style-name="T18">бесконечное</text:span><text:span text:style-name="T35"> </text:span><text:span text:style-name="T18">количество</text:span><text:span text:style-name="T35"> </text:span><text:span text:style-name="T18">объектов</text:span><text:span text:style-name="T35"> </text:span><text:span text:style-name="T18">с</text:span><text:span text:style-name="T35"> </text:span><text:span text:style-name="T18">помощью</text:span><text:span text:style-name="T35"> </text:span><text:span text:style-name="T18">конечного</text:span><text:span text:style-name="T35"> </text:span><text:span text:style-name="T18">оператора.</text:span><text:span text:style-name="T35"> </text:span><text:span text:style-name="T18">Точно</text:span><text:span text:style-name="T35"> </text:span><text:span text:style-name="T18">так</text:span><text:span text:style-name="T35"> </text:span><text:span text:style-name="T18">же</text:span><text:span text:style-name="T35"> </text:span><text:span text:style-name="T18">бесконечные</text:span><text:span text:style-name="T35"> </text:span><text:span text:style-name="T18">вычисления</text:span><text:span text:style-name="T35"> </text:span><text:span text:style-name="T18">можно</text:span><text:span text:style-name="T35"> </text:span><text:span text:style-name="T18">описать</text:span><text:span text:style-name="T35"> </text:span><text:span text:style-name="T18">с</text:span><text:span text:style-name="T35"> </text:span><text:span text:style-name="T18">помощью</text:span><text:span text:style-name="T35"> </text:span><text:span text:style-name="T18">конечной</text:span><text:span text:style-name="T35"> </text:span><text:span text:style-name="T18">рекурсивной</text:span><text:span text:style-name="T35"> </text:span><text:span text:style-name="T18">программы.</text:span><text:span text:style-name="T35"> </text:span><text:span text:style-name="T18">Рекурсивные</text:span><text:span text:style-name="T35"> </text:span><text:span text:style-name="T18">алгоритмы</text:span><text:span text:style-name="T35"> </text:span><text:span text:style-name="T18">лучше</text:span><text:span text:style-name="T35"> </text:span><text:span text:style-name="T18">всего</text:span><text:span text:style-name="T35"> </text:span><text:span text:style-name="T18">использовать,</text:span><text:span text:style-name="T35"> </text:span><text:span text:style-name="T18">когда</text:span><text:span text:style-name="T35"> </text:span><text:span text:style-name="T18">решаемая</text:span><text:span text:style-name="T35"> </text:span><text:span text:style-name="T18">проблема,</text:span><text:span text:style-name="T35"> </text:span><text:span text:style-name="T18">вычисляемая</text:span><text:span text:style-name="T35"> </text:span><text:span text:style-name="T18">функция</text:span><text:span text:style-name="T35"> </text:span><text:span text:style-name="T18">или</text:span><text:span text:style-name="T35"> </text:span><text:span text:style-name="T18">обрабатываемая</text:span><text:span text:style-name="T35"> </text:span><text:span text:style-name="T18">структура</text:span><text:span text:style-name="T35"> </text:span><text:span text:style-name="T18">данных</text:span><text:span text:style-name="T35"> </text:span><text:span text:style-name="T18">определяются</text:span><text:span text:style-name="T35"> </text:span><text:span text:style-name="T18">с</text:span><text:span text:style-name="T35"> </text:span><text:span text:style-name="T18">помощью</text:span><text:span text:style-name="T35"> </text:span><text:span text:style-name="T18">рекурсии.</text:span><text:span text:style-name="T35"> </text:span><text:span text:style-name="T18">Если</text:span><text:span text:style-name="T35"> </text:span><text:span text:style-name="T18">процедура</text:span><text:span text:style-name="T35"> </text:span><text:span text:style-name="T18">(функция)</text:span><text:span text:style-name="T35"> </text:span><text:span text:style-name="T18">P</text:span><text:span text:style-name="T35"> </text:span><text:span text:style-name="T18">содержит</text:span><text:span text:style-name="T35"> </text:span><text:span text:style-name="T18">явный</text:span><text:span text:style-name="T35"> </text:span><text:span text:style-name="T18">вызов</text:span><text:span text:style-name="T35"> </text:span><text:span text:style-name="T18">самой</text:span><text:span text:style-name="T35"> </text:span><text:span text:style-name="T18">себя,</text:span><text:span text:style-name="T35"> </text:span><text:span text:style-name="T18">она</text:span><text:span text:style-name="T35"> </text:span><text:span text:style-name="T18">называется</text:span><text:span text:style-name="T35"> </text:span><text:span text:style-name="T18">непосредственно</text:span><text:span text:style-name="T35"> </text:span><text:span text:style-name="T18">рекурсивной.</text:span><text:span text:style-name="T35"> </text:span><text:span text:style-name="T18">Если</text:span><text:span text:style-name="T35"> </text:span><text:span text:style-name="T18">P</text:span><text:span text:style-name="T35"> </text:span><text:span text:style-name="T18">содержит</text:span><text:span text:style-name="T35"> </text:span><text:span text:style-name="T18">вызов</text:span><text:span text:style-name="T35"> </text:span><text:span text:style-name="T18">процедуры</text:span><text:span text:style-name="T35"> </text:span><text:span text:style-name="T18">(функции)</text:span><text:span text:style-name="T35"> </text:span><text:span text:style-name="T18">Q,</text:span><text:span text:style-name="T35"> </text:span><text:span text:style-name="T18">которая</text:span><text:span text:style-name="T35"> </text:span><text:span text:style-name="T18">содержит</text:span><text:span text:style-name="T35"> </text:span><text:span text:style-name="T18">(прямо</text:span><text:span text:style-name="T35"> </text:span><text:span text:style-name="T18">или</text:span><text:span text:style-name="T35"> </text:span><text:span text:style-name="T18">косвенно)</text:span><text:span text:style-name="T35"> </text:span><text:span text:style-name="T18">вызов</text:span><text:span text:style-name="T35"> </text:span><text:span text:style-name="T18">P,</text:span><text:span text:style-name="T35"> </text:span><text:span text:style-name="T18">то</text:span><text:span text:style-name="T35"> </text:span><text:span text:style-name="T18">P</text:span><text:span text:style-name="T35"> </text:span><text:span text:style-name="T18">называется</text:span><text:span text:style-name="T35"> </text:span><text:span text:style-name="T18">косвенно</text:span><text:span text:style-name="T35"> </text:span><text:span text:style-name="T18">рекурсивным.</text:span><text:span text:style-name="T35"> </text:span><text:span text:style-name="T18">Многие</text:span><text:span text:style-name="T35"> </text:span><text:span text:style-name="T18">известные</text:span><text:span text:style-name="T35"> </text:span><text:span text:style-name="T18">функции</text:span><text:span text:style-name="T35"> </text:span><text:span text:style-name="T18">можно</text:span><text:span text:style-name="T35"> </text:span><text:span text:style-name="T18">определить</text:span><text:span text:style-name="T35"> </text:span><text:span text:style-name="T18">рекурсивно.</text:span><text:span text:style-name="T35"> </text:span><text:span text:style-name="T18">Например,</text:span><text:span text:style-name="T35"> </text:span><text:span text:style-name="T18">факториал,</text:span><text:span text:style-name="T35"> </text:span><text:span text:style-name="T18">который</text:span><text:span text:style-name="T35"> </text:span><text:span text:style-name="T18">присутствует</text:span><text:span text:style-name="T35"> </text:span><text:span text:style-name="T18">почти</text:span><text:span text:style-name="T35"> </text:span><text:span text:style-name="T18">во</text:span><text:span text:style-name="T35"> </text:span><text:span text:style-name="T18">всех</text:span><text:span text:style-name="T35"> </text:span><text:span text:style-name="T18">учебниках</text:span><text:span text:style-name="T35"> </text:span><text:span text:style-name="T18">программирования,</text:span><text:span text:style-name="T35"> </text:span><text:span text:style-name="T18">а</text:span><text:span text:style-name="T35"> </text:span><text:span text:style-name="T18">также</text:span><text:span text:style-name="T35"> </text:span><text:span text:style-name="T18">наибольший</text:span><text:span text:style-name="T35"> </text:span><text:span text:style-name="T18">общий</text:span><text:span text:style-name="T35"> </text:span><text:span text:style-name="T18">делитель,</text:span><text:span text:style-name="T35"> </text:span><text:span text:style-name="T18">числа</text:span><text:span text:style-name="T35"> </text:span><text:span text:style-name="T18">Фибоначчи,</text:span><text:span text:style-name="T35"> </text:span><text:span text:style-name="T18">степенная</text:span><text:span text:style-name="T35"> </text:span><text:span text:style-name="T18">функция</text:span><text:span text:style-name="T35"> </text:span><text:span text:style-name="T18">и</text:span><text:span text:style-name="T35"> </text:span><text:span text:style-name="T18">т.</text:span><text:span text:style-name="T35"> </text:span><text:span text:style-name="T18">Д.</text:span></text:p>
      <text:p text:style-name="P32"><text:span text:style-name="T39"/></text:p>
      <text:p text:style-name="P36"/>
      <text:h text:style-name="P24" text:outline-level="2">Выполнение работы.</text:h>
      <text:p text:style-name="P33"><text:span text:style-name="T39">Для реализации поиска по длине полииндрома под строкой были реализованы следующие функции:</text:span></text:p>
      <text:p text:style-name="P33"><text:span text:style-name="T39"><text:s text:c="2"/>void checkForPalindrome (строка и слово, int и слева, int и right, int couter) и void LongestPalindrome (строка и слово, индекс int, палиндром PalPos). Файл будет </text:span><text:soft-page-break/><text:span text:style-name="T39">указан при запуске программы в виде ключей, если ключей нет, программа предлагает прочитать слова из консоли. И он начинает читать слова из консоли или файла. после этого вызывается функция LongestPalindrome (). все аргументы передаются в виде ссылки, потому что функция ничего не возвращает, а просто записывает в память из ссылки.</text:span></text:p>
      <text:p text:style-name="P33"><text:span text:style-name="T39"><text:s text:c="2"/>Функция checkForPalindrome () получает ссылку на слова и два числа. Во-первых, эти числа являются буквенным индексом. функция сравнивает две соседние буквы, и если они одинаковые, то левая уменьшается, а правая увеличивается на 1 и вызывает себя, пока не найдет неподходящие буквы.</text:span></text:p>
      <text:p text:style-name="P33"><text:span text:style-name="T39"><text:s text:c="2"/>Функция LongestPalindrome () принимает ссылки на слова и структуры для сохранения положения полииндрома. Функция для каждой буквы из слова вызывает функцию checkForPalindrome () со ссылкой на слово и два числа, равных индексу. После завершения функций checkForPalindrome разница между двумя числами будет сравниваться с размером предыдущего полииндрома, если он больше, новая позиция будет сохранена на месте старой.</text:span></text:p>
      <text:h text:style-name="P22" text:outline-level="2"/>
      <text:h text:style-name="P22" text:outline-level="2">Пример работи.</text:h>
      <text:p text:style-name="P39"/>
      <text:p text:style-name="P18"><text:span text:style-name="T10">Т</text:span><text:span text:style-name="T9">аблица №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№</text:p>
          </table:table-cell>
          <table:table-cell table:style-name="Table1.A1" office:value-type="string">
            <text:p text:style-name="P15">ввод</text:p>
          </table:table-cell>
          <table:table-cell table:style-name="Table1.C1" office:value-type="string">
            <text:p text:style-name="P15">выход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Table_20_Contents">banana</text:p>
          </table:table-cell>
          <table:table-cell table:style-name="Table1.C2" office:value-type="string">
            <text:p text:style-name="Table_20_Contents"><text:s/>banana [1:5] ---&gt; b|anana|</text:p>
            <text:p text:style-name="Table_20_Contents"/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6">anna</text:p>
            <text:p text:style-name="P15"/>
          </table:table-cell>
          <table:table-cell table:style-name="Table1.C2" office:value-type="string">
            <text:p text:style-name="P16">anna [0:3] ---&gt; |anna|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6">ananas</text:p>
            <text:p text:style-name="P15"/>
          </table:table-cell>
          <table:table-cell table:style-name="Table1.C2" office:value-type="string">
            <text:p text:style-name="P16">ananas [0:4] ---&gt; |anana|s</text:p>
            <text:p text:style-name="P16"/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6">rotatoradars</text:p>
            <text:p text:style-name="P15"/>
          </table:table-cell>
          <table:table-cell table:style-name="Table1.C2" office:value-type="string">
            <text:p text:style-name="P16">rotatoradars [0:6] ---&gt; |rotator|adars</text:p>
            <text:p text:style-name="P16"/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6">polindrom</text:p>
            <text:p text:style-name="P15"/>
          </table:table-cell>
          <table:table-cell table:style-name="Table1.C2" office:value-type="string">
            <text:p text:style-name="P16">polindrom [-:-] ---&gt; Palindrome not found!!!</text:p>
            <text:p text:style-name="P16"/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6">anavolimilovana</text:p>
            <text:p text:style-name="P15"/>
          </table:table-cell>
          <table:table-cell table:style-name="Table1.C2" office:value-type="string">
            <text:p text:style-name="P16">anavolimilovana [0:14] ---&gt; |anavolimilovana|</text:p>
            <text:p text:style-name="P16"/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signalwow</text:p>
          </table:table-cell>
          <table:table-cell table:style-name="Table1.C2" office:value-type="string">
            <text:p text:style-name="P16">signalwow [6:8] ---&gt; signal|wow|</text:p>
          </table:table-cell>
        </table:table-row>
      </table:table>
      <text:p text:style-name="P39"><text:soft-page-break/></text:p>
      <text:h text:style-name="P22" text:outline-level="2"/>
      <text:h text:style-name="P24" text:outline-level="2">Выводы.</text:h>
      <text:p text:style-name="P29">Реализована<text:span text:style-name="T33"> </text:span>программа,<text:span text:style-name="T33"> </text:span>включающая<text:span text:style-name="T33"> </text:span>рекурсивные<text:span text:style-name="T33"> </text:span>функции<text:span text:style-name="T33"> </text:span>для<text:span text:style-name="T33"> </text:span>нахождения<text:span text:style-name="T33"> </text:span>длины<text:span text:style-name="T33"> </text:span>полииндрома<text:span text:style-name="T33"> </text:span>под<text:span text:style-name="T33"> </text:span>строкой.<text:span text:style-name="T33"> </text:span>Программа<text:span text:style-name="T33"> </text:span>тоже<text:span text:style-name="T33"> </text:span>была<text:span text:style-name="T33"> </text:span>протестирована.<text:span text:style-name="T33"> </text:span>Были<text:span text:style-name="T33"> </text:span>выполнены<text:span text:style-name="T33"> </text:span>следующие<text:span text:style-name="T33"> </text:span>требования:<text:span text:style-name="T33"> </text:span>сообщения<text:span text:style-name="T33"> </text:span>о<text:span text:style-name="T33"> </text:span>начале<text:span text:style-name="T33"> </text:span>и<text:span text:style-name="T33"> </text:span>конце<text:span text:style-name="T33"> </text:span>вызова<text:span text:style-name="T33"> </text:span>функции<text:span text:style-name="T33"> </text:span>отображаются<text:span text:style-name="T33"> </text:span>с<text:span text:style-name="T33"> </text:span>отступами,<text:span text:style-name="T33"> </text:span>соответствующими<text:span text:style-name="T33"> </text:span>глубине<text:span text:style-name="T33"> </text:span>рекурсии,<text:span text:style-name="T33"> </text:span>результату<text:span text:style-name="T33"> </text:span>работы<text:span text:style-name="T33"> </text:span>программы,<text:span text:style-name="T33"> </text:span>всем<text:span text:style-name="T33"> </text:span>сообщениям<text:span text:style-name="T33"> </text:span>в<text:span text:style-name="T33"> </text:span>консоль<text:span text:style-name="T33"> </text:span>и<text:span text:style-name="T33"> </text:span>результату<text:span text:style-name="T33"> </text:span>в<text:span text:style-name="T33"> </text:span>файл,<text:span text:style-name="T33"> </text:span>если<text:span text:style-name="T33"> </text:span>файл<text:span text:style-name="T33"> </text:span>есть.</text:p>
      <text:p text:style-name="P31"><text:span text:style-name="T24"/></text:p>
      <text:h text:style-name="P23" text:outline-level="2">Приложения А</text:h>
      <text:p text:style-name="P9"/>
      <text:p text:style-name="P13"><text:tab/>#include &lt;iostream&gt;</text:p>
      <text:p text:style-name="P9">#include &lt;fstream&gt;</text:p>
      <text:p text:style-name="P9"/>
      <text:p text:style-name="P9">using namespace std;</text:p>
      <text:p text:style-name="P9"/>
      <text:p text:style-name="P9">typedef struct Palindrome_Poistion {</text:p>
      <text:p text:style-name="P9"/>
      <text:p text:style-name="P9"><text:s text:c="2"/>int start, end, length;</text:p>
      <text:p text:style-name="P9">} PalPos ;</text:p>
      <text:p text:style-name="P9"/>
      <text:p text:style-name="P9">void checkForPalindrome (string &amp; word, int &amp;left, int &amp;right, int couter) { <text:s text:c="3"/></text:p>
      <text:p text:style-name="P9"><text:s text:c="4"/>cout &lt;&lt; " <text:s text:c="2"/>[";</text:p>
      <text:p text:style-name="P9"><text:s text:c="4"/>for (int i = 0; i &lt;= couter; i++) </text:p>
      <text:p text:style-name="P9"><text:s text:c="8"/>cout &lt;&lt; "!";</text:p>
      <text:p text:style-name="P13"><text:s text:c="3"/></text:p>
      <text:p text:style-name="P9"><text:s text:c="4"/>if (left &gt; 0 &amp;&amp; right &lt; (int)word.length() &amp;&amp; word[left - 1] == word[right + 1])</text:p>
      <text:p text:style-name="P9"><text:s text:c="4"/>{</text:p>
      <text:p text:style-name="P9"><text:s text:c="8"/>left--;</text:p>
      <text:p text:style-name="P9"><text:soft-page-break/><text:s text:c="8"/>right++;</text:p>
      <text:p text:style-name="P9"/>
      <text:p text:style-name="P9"><text:s text:c="8"/>cout &lt;&lt; "] <text:s/>call <text:s/>CP( ... , " &lt;&lt; left &lt;&lt; ", " &lt;&lt; right &lt;&lt; " ) --&gt; [ ";</text:p>
      <text:p text:style-name="P9"><text:s text:c="8"/>for (int i = left; i &lt;= right; i++) </text:p>
      <text:p text:style-name="P9"><text:s text:c="16"/>cout &lt;&lt; word[i];</text:p>
      <text:p text:style-name="P9"><text:s text:c="8"/></text:p>
      <text:p text:style-name="P9"><text:s text:c="8"/>cout&lt;&lt; " ]\n"; <text:s text:c="3"/></text:p>
      <text:p text:style-name="P9"><text:s text:c="8"/>checkForPalindrome (word, left, right, couter+1); </text:p>
      <text:p text:style-name="P9"><text:s text:c="4"/>}</text:p>
      <text:p text:style-name="P9"><text:s text:c="4"/>else {</text:p>
      <text:p text:style-name="P9"/>
      <text:p text:style-name="P9"><text:s text:c="8"/>cout &lt;&lt; "] <text:s/>call <text:s/>CP( ... , " &lt;&lt; left &lt;&lt; ", " &lt;&lt; right &lt;&lt; " ) --&gt; [ ";</text:p>
      <text:p text:style-name="P9"><text:s text:c="12"/>for (int i = left-1; i &lt;= right+1; i++) </text:p>
      <text:p text:style-name="P9"><text:s text:c="20"/>cout &lt;&lt; word[i];</text:p>
      <text:p text:style-name="P9"><text:s text:c="12"/>cout&lt;&lt; " ]\n"; <text:s text:c="3"/></text:p>
      <text:p text:style-name="P9"><text:s text:c="4"/>}</text:p>
      <text:p text:style-name="P9"><text:s text:c="4"/></text:p>
      <text:p text:style-name="P9"/>
      <text:p text:style-name="P9"><text:s text:c="4"/>cout &lt;&lt; " <text:s text:c="2"/>[";</text:p>
      <text:p text:style-name="P9"><text:s text:c="4"/>for (int i = 0; i &lt;= couter; i++) </text:p>
      <text:p text:style-name="P9"><text:s text:c="8"/>cout &lt;&lt; "!";</text:p>
      <text:p text:style-name="P9"><text:s text:c="4"/>cout &lt;&lt; "] <text:s/>end\n";</text:p>
      <text:p text:style-name="P9"/>
      <text:p text:style-name="P9"/>
      <text:p text:style-name="P9"><text:s text:c="2"/>return;</text:p>
      <text:p text:style-name="P9">}</text:p>
      <text:p text:style-name="P9"/>
      <text:p text:style-name="P9"/>
      <text:p text:style-name="P9">void LongestPalindrome (string &amp;word, int index, PalPos &amp;palindrome)</text:p>
      <text:p text:style-name="P9">{</text:p>
      <text:p text:style-name="P9"><text:s text:c="2"/>if (index &lt; (int)word.length() )</text:p>
      <text:p text:style-name="P9"><text:s text:c="4"/>{</text:p>
      <text:p text:style-name="P9"><text:s text:c="8"/>int left = index, right = index;</text:p>
      <text:p text:style-name="P9"><text:soft-page-break/><text:s text:c="4"/></text:p>
      <text:p text:style-name="P9"><text:s text:c="8"/>if (word[left] == word[right + 1]){</text:p>
      <text:p text:style-name="P9"><text:s text:c="12"/></text:p>
      <text:p text:style-name="P9"><text:s text:c="12"/>cout &lt;&lt; "\n";</text:p>
      <text:p text:style-name="P9"><text:tab/> <text:s text:c="7"/>right++;</text:p>
      <text:p text:style-name="P9"><text:tab/> <text:s text:c="7"/>checkForPalindrome (word, left, right, 0);</text:p>
      <text:p text:style-name="P9"><text:s text:c="8"/>} </text:p>
      <text:p text:style-name="P9"><text:s text:c="8"/>else {</text:p>
      <text:p text:style-name="P9"><text:s text:c="12"/></text:p>
      <text:p text:style-name="P9"><text:s text:c="12"/>cout &lt;&lt; "\n";</text:p>
      <text:p text:style-name="P9"><text:s text:c="12"/>checkForPalindrome (word, left, right, 0);</text:p>
      <text:p text:style-name="P9"><text:s text:c="8"/>}</text:p>
      <text:p text:style-name="P9"/>
      <text:p text:style-name="P9"><text:s text:c="8"/>if (right - left &gt; palindrome.length) {</text:p>
      <text:p text:style-name="P9"/>
      <text:p text:style-name="P9"><text:tab/> <text:s text:c="7"/>palindrome.start = left;</text:p>
      <text:p text:style-name="P9"><text:tab/> <text:s text:c="7"/>palindrome.end = right;</text:p>
      <text:p text:style-name="P9"><text:tab/> <text:s text:c="7"/>palindrome.length = palindrome.end - palindrome.start;</text:p>
      <text:p text:style-name="P9"><text:tab/> <text:s text:c="3"/>}</text:p>
      <text:p text:style-name="P9"/>
      <text:p text:style-name="P9"/>
      <text:p text:style-name="P9"><text:s text:c="8"/>cout &lt;&lt; "\n[";</text:p>
      <text:p text:style-name="P9"><text:s text:c="8"/>for (int i = 0; i &lt;= index; i++)</text:p>
      <text:p text:style-name="P9"><text:s text:c="12"/>cout &lt;&lt; "!";</text:p>
      <text:p text:style-name="P9"><text:s text:c="8"/></text:p>
      <text:p text:style-name="P9"><text:s text:c="8"/></text:p>
      <text:p text:style-name="P9"><text:s text:c="8"/>cout &lt;&lt; "] <text:s/>call <text:s/>PL( ... , " </text:p>
      <text:p text:style-name="P9"><text:s text:c="13"/>&lt;&lt; index </text:p>
      <text:p text:style-name="P9"><text:s text:c="13"/>&lt;&lt;", { "</text:p>
      <text:p text:style-name="P9"><text:s text:c="13"/>&lt;&lt; palindrome.start </text:p>
      <text:p text:style-name="P9"><text:s text:c="13"/>&lt;&lt; ", " </text:p>
      <text:p text:style-name="P9"><text:s text:c="13"/>&lt;&lt; palindrome.end </text:p>
      <text:p text:style-name="P9"><text:s text:c="13"/>&lt;&lt; ", " </text:p>
      <text:p text:style-name="P9"><text:soft-page-break/><text:s text:c="13"/>&lt;&lt; palindrome.length </text:p>
      <text:p text:style-name="P9"><text:s text:c="13"/>&lt;&lt; "} )\n";</text:p>
      <text:p text:style-name="P9"/>
      <text:p text:style-name="P9"><text:s text:c="8"/>LongestPalindrome (word, index+1, palindrome); <text:s text:c="3"/></text:p>
      <text:p text:style-name="P9"><text:s text:c="4"/>}</text:p>
      <text:p text:style-name="P9"/>
      <text:p text:style-name="P9"><text:s text:c="4"/>cout &lt;&lt; "[";</text:p>
      <text:p text:style-name="P9"><text:s text:c="4"/>for (int i = 0; i &lt;= index; i++)</text:p>
      <text:p text:style-name="P9"><text:s text:c="8"/>cout &lt;&lt; "!";</text:p>
      <text:p text:style-name="P9"><text:s text:c="4"/></text:p>
      <text:p text:style-name="P9"><text:s text:c="4"/>cout &lt;&lt; "] <text:s text:c="2"/>end\n";</text:p>
      <text:p text:style-name="P9"><text:s text:c="4"/>return;</text:p>
      <text:p text:style-name="P9">}</text:p>
      <text:p text:style-name="P9"/>
      <text:p text:style-name="P9"/>
      <text:p text:style-name="P9">int main (int argc, char *argv[] ) {</text:p>
      <text:p text:style-name="P9"/>
      <text:p text:style-name="P9"/>
      <text:p text:style-name="P9"><text:s text:c="4"/>string input_word;</text:p>
      <text:p text:style-name="P9"><text:s text:c="4"/>PalPos palindrome;</text:p>
      <text:p text:style-name="P9"/>
      <text:p text:style-name="P9"><text:s text:c="4"/>if( argc &gt; 1 ) {</text:p>
      <text:p text:style-name="P9"/>
      <text:p text:style-name="P9"><text:s text:c="8"/>ifstream input_file(argv[1]);</text:p>
      <text:p text:style-name="P9"><text:s text:c="8"/>ofstream output_file( argv[2] );</text:p>
      <text:p text:style-name="P9"/>
      <text:p text:style-name="P9"><text:s text:c="8"/>while (input_file &gt;&gt; input_word){</text:p>
      <text:p text:style-name="P9"/>
      <text:p text:style-name="P9"><text:s text:c="12"/>cout &lt;&lt; "\n[=-=-=-=-=-=-=-=-=-=-=-=-=-=-=-=-=-=-=-=-=-=-=-=-=-=]\n|\t\t"</text:p>
      <text:p text:style-name="P9"><text:s text:c="16"/>&lt;&lt; input_word <text:s text:c="8"/></text:p>
      <text:p text:style-name="P9"><text:s text:c="16"/>&lt;&lt;"\n[=-=-=-=-=-=-=-=-=-=-=-=-=-=-=-=-=-=-=-=-=-=-=-=-=-=]\n";</text:p>
      <text:p text:style-name="P9"><text:s text:c="12"/>palindrome = { 0, 0, 0 };</text:p>
      <text:p text:style-name="P9"><text:s text:c="12"/>LongestPalindrome (input_word, 0, palindrome);</text:p>
      <text:p text:style-name="P9"><text:soft-page-break/><text:s text:c="12"/>if( palindrome.length &gt;1 ) {</text:p>
      <text:p text:style-name="P13">output_file &lt;&lt; input_word &lt;&lt; " ["&lt;&lt; palindrome.start &lt;&lt; ":" &lt;&lt; palindrome.end &lt;&lt;"] ---&gt; "; </text:p>
      <text:p text:style-name="P13">cout &lt;&lt;"\n[ Result ]\n\n <text:s text:c="3"/>"&lt;&lt; input_word &lt;&lt; " ["&lt;&lt; palindrome.start &lt;&lt; ":" &lt;&lt; palindrome.end &lt;&lt;"] ---&gt; "; </text:p>
      <text:p text:style-name="P9"><text:s text:c="16"/>for (int i = 0; i &lt; palindrome.start; i++) </text:p>
      <text:p text:style-name="P9"><text:s text:c="16"/>{</text:p>
      <text:p text:style-name="P9"><text:s text:c="20"/>output_file &lt;&lt; input_word[i];</text:p>
      <text:p text:style-name="P9"><text:s text:c="20"/>cout &lt;&lt; input_word[i];</text:p>
      <text:p text:style-name="P9"><text:s text:c="16"/>}</text:p>
      <text:p text:style-name="P9"><text:s text:c="16"/>output_file &lt;&lt;"|"; </text:p>
      <text:p text:style-name="P9"><text:s text:c="16"/>cout &lt;&lt;"|"; </text:p>
      <text:p text:style-name="P9"><text:s text:c="16"/>for (int i =palindrome.start; i &lt;= palindrome.end; i++ ) {</text:p>
      <text:p text:style-name="P9"/>
      <text:p text:style-name="P9"><text:s text:c="20"/>output_file &lt;&lt; input_word[i];</text:p>
      <text:p text:style-name="P9"><text:s text:c="20"/>cout &lt;&lt; input_word[i];</text:p>
      <text:p text:style-name="P9"><text:s text:c="16"/>}</text:p>
      <text:p text:style-name="P9"><text:s text:c="16"/></text:p>
      <text:p text:style-name="P9"><text:s text:c="16"/>output_file &lt;&lt;"|"; </text:p>
      <text:p text:style-name="P9"><text:s text:c="16"/>cout &lt;&lt;"|"; </text:p>
      <text:p text:style-name="P9"><text:s text:c="16"/></text:p>
      <text:p text:style-name="P9"><text:s text:c="16"/>for (int i = palindrome.end+1; i &lt; (int)input_word.length(); i++) </text:p>
      <text:p text:style-name="P9"><text:s text:c="16"/>{</text:p>
      <text:p text:style-name="P9"><text:s text:c="20"/>output_file &lt;&lt; input_word[i];</text:p>
      <text:p text:style-name="P9"><text:s text:c="20"/>cout &lt;&lt; input_word[i];</text:p>
      <text:p text:style-name="P9"><text:s text:c="16"/>}</text:p>
      <text:p text:style-name="P9"><text:s text:c="16"/>output_file &lt;&lt; "\n\n";</text:p>
      <text:p text:style-name="P9"><text:s text:c="16"/>cout &lt;&lt; "\n\n[ Search completed ]\n\n";</text:p>
      <text:p text:style-name="P9"><text:s text:c="12"/>}</text:p>
      <text:p text:style-name="P9"><text:s text:c="12"/>else</text:p>
      <text:p text:style-name="P9"><text:s text:c="12"/>{</text:p>
      <text:p text:style-name="P9"><text:s text:c="16"/>output_file &lt;&lt; input_word &lt;&lt; " [-:-] ---&gt; Palindrome not found!!!\n\n";</text:p>
      <text:p text:style-name="P9"><text:s text:c="16"/>cout &lt;&lt; input_word &lt;&lt; " [-:-] ---&gt; Palindrome not found !!!\n\n";</text:p>
      <text:p text:style-name="P9"><text:s text:c="12"/>}</text:p>
      <text:p text:style-name="P9"><text:soft-page-break/><text:s text:c="8"/>}</text:p>
      <text:p text:style-name="P9"><text:s text:c="8"/>output_file.close();</text:p>
      <text:p text:style-name="P9"><text:s text:c="8"/>input_file.close();</text:p>
      <text:p text:style-name="P9"><text:s text:c="4"/>}</text:p>
      <text:p text:style-name="P9"><text:s text:c="4"/>else</text:p>
      <text:p text:style-name="P9"><text:s text:c="4"/>{</text:p>
      <text:p text:style-name="P9"><text:s text:c="7"/>palindrome = { 0, 0, 0 };</text:p>
      <text:p text:style-name="P9"><text:s text:c="8"/>cin &gt;&gt; input_word;</text:p>
      <text:p text:style-name="P9"><text:s text:c="8"/></text:p>
      <text:p text:style-name="P9"><text:s text:c="8"/>LongestPalindrome (input_word, 0, palindrome);</text:p>
      <text:p text:style-name="P9"/>
      <text:p text:style-name="P9"><text:s text:c="12"/>for (int i =palindrome.start; i &lt;=palindrome.end; i++) </text:p>
      <text:p text:style-name="P9"><text:s text:c="12"/>{</text:p>
      <text:p text:style-name="P9"><text:s text:c="16"/>cout &lt;&lt; input_word[i];</text:p>
      <text:p text:style-name="P9"><text:s text:c="12"/>}</text:p>
      <text:p text:style-name="P9"><text:s text:c="12"/>cout &lt;&lt; "\n";</text:p>
      <text:p text:style-name="P9"><text:s text:c="4"/>}</text:p>
      <text:p text:style-name="P9"><text:s text:c="4"/></text:p>
      <text:p text:style-name="P9"><text:s text:c="4"/>cout &lt;&lt; "[ Prosses Finshed ] \n&gt; Goodbye!\n";</text:p>
      <text:p text:style-name="P9"><text:s text:c="2"/>return 0;</text:p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8:33:33.493337463</meta:creation-date>
    <dc:date>2020-09-24T23:49:29.247373838</dc:date>
    <meta:editing-duration>PT29M45S</meta:editing-duration>
    <meta:editing-cycles>5</meta:editing-cycles>
    <meta:generator>LibreOffice/6.4.6.2$Linux_X86_64 LibreOffice_project/40$Build-2</meta:generator>
    <meta:document-statistic meta:table-count="2" meta:image-count="0" meta:object-count="0" meta:page-count="9" meta:paragraph-count="198" meta:word-count="1013" meta:character-count="7869" meta:non-whitespace-character-count="5711"/>
  </office:meta>
</office:document-meta>
</file>